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fc07c" officeooo:paragraph-rsid="001fc07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fc07c" officeooo:paragraph-rsid="001fc07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fc07c" officeooo:paragraph-rsid="001fc07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2194be" officeooo:paragraph-rsid="002194b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2194b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2194b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ETTO FOODIFY</text:p>
      <text:p text:style-name="P2"/>
      <text:p text:style-name="P3">Backend</text:p>
      <text:p text:style-name="P4">Backend sviluppato con <text:span text:style-name="T1">Python</text:span> e tecnologia <text:span text:style-name="T1">FastAPI</text:span></text:p>
      <text:p text:style-name="P4">Avvio programma: uvicorn app.main:app --reload </text:p>
      <text:p text:style-name="P6"><text:span text:style-name="T2">Gestione API con token: </text:span></text:p>
      <text:p text:style-name="P6">fetch("http://localhost:8000/auth/me", {</text:p>
      <text:p text:style-name="Preformatted_20_Text"><text:s text:c="2"/>headers: {</text:p>
      <text:p text:style-name="Preformatted_20_Text"><text:s text:c="4"/>Authorization: `Bearer ${token}`</text:p>
      <text:p text:style-name="Preformatted_20_Text"><text:s text:c="2"/>}</text:p>
      <text:p text:style-name="P1">});</text:p>
      <text:p text:style-name="P5"/>
      <text:p text:style-name="P4"/>
      <text:p text:style-name="P3">Frontend</text:p>
      <text:p text:style-name="P4">Sviluppato con <text:span text:style-name="T1">React</text:span> e framework <text:span text:style-name="T1">TailwindCSS</text:span>;</text:p>
      <text:p text:style-name="P4">Avvio programma: npm start</text:p>
      <text:p text:style-name="P4"/>
      <text:p text:style-name="P3">Base dati</text:p>
      <text:p text:style-name="P4">Sviluppata con <text:span text:style-name="T1">Supabase</text:span> gratuito, basato su linguaggio <text:span text:style-name="T1">SQL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9T19:09:15.477000000</meta:creation-date>
    <dc:date>2025-09-24T11:53:32.131000000</dc:date>
    <meta:editing-duration>P4DT16H44M17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5" meta:word-count="50" meta:character-count="385" meta:non-whitespace-character-count="341"/>
  </office:meta>
</office:document-meta>
</file>